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T1_4" style:family="text">
      <style:text-properties fo:font-size="12pt" style:font-size-asian="12pt" style:font-size-complex="12pt" fo:font-weight="bold" style:font-weight-asian="bold" style:font-weight-complex="bold"/>
    </style:style>
    <style:style style:name="T1_5" style:family="text">
      <style:text-properties fo:font-size="12pt" style:font-size-asian="12pt" style:font-size-complex="12pt" fo:font-weight="bold" style:font-weight-asian="bold" style:font-weight-complex="bold"/>
    </style:style>
    <style:style style:name="T1_6" style:family="text">
      <style:text-properties fo:font-size="12pt" style:font-size-asian="12pt" style:font-size-complex="12pt" fo:font-weight="bold" style:font-weight-asian="bold" style:font-weight-complex="bold"/>
    </style:style>
    <style:style style:name="T1_7" style:family="text">
      <style:text-properties fo:font-size="12pt" style:font-size-asian="12pt" style:font-size-complex="12pt" fo:font-weight="bold" style:font-weight-asian="bold" style:font-weight-complex="bold"/>
    </style:style>
    <style:style style:name="T1_8" style:family="text">
      <style:text-properties fo:font-size="12pt" style:font-size-asian="12pt" style:font-size-complex="12pt" fo:font-weight="bold" style:font-weight-asian="bold" style:font-weight-complex="bold"/>
    </style:style>
    <style:style style:name="T1_9" style:family="text">
      <style:text-properties fo:font-size="12pt" style:font-size-asian="12pt" style:font-size-complex="12pt" fo:font-weight="bold" style:font-weight-asian="bold" style:font-weight-complex="bold"/>
    </style:style>
    <style:style style:name="T1_10" style:family="text">
      <style:text-properties fo:font-size="12pt" style:font-size-asian="12pt" style:font-size-complex="12pt" fo:font-weight="bold" style:font-weight-asian="bold" style:font-weight-complex="bold"/>
    </style:style>
    <style:style style:name="T1_11" style:family="text">
      <style:text-properties fo:font-size="12pt" style:font-size-asian="12pt" style:font-size-complex="12pt" fo:font-weight="bold" style:font-weight-asian="bold" style:font-weight-complex="bold"/>
    </style:style>
    <style:style style:name="T1_12" style:family="text">
      <style:text-properties fo:font-size="12pt" style:font-size-asian="12pt" style:font-size-complex="12pt" fo:font-weight="bold" style:font-weight-asian="bold" style:font-weight-complex="bold"/>
    </style:style>
    <style:style style:name="T1_13" style:family="text">
      <style:text-properties fo:font-size="12pt" style:font-size-asian="12pt" style:font-size-complex="12pt" fo:font-weight="bold" style:font-weight-asian="bold" style:font-weight-complex="bold"/>
    </style:style>
    <style:style style:name="T1_14" style:family="text">
      <style:text-properties fo:font-size="12pt" style:font-size-asian="12pt" style:font-size-complex="12pt" fo:font-weight="bold" style:font-weight-asian="bold" style:font-weight-complex="bold"/>
    </style:style>
    <style:style style:name="T1_15" style:family="text">
      <style:text-properties fo:font-size="12pt" style:font-size-asian="12pt" style:font-size-complex="12pt" fo:font-weight="bold" style:font-weight-asian="bold" style:font-weight-complex="bold"/>
    </style:style>
    <style:style style:name="T1_16" style:family="text">
      <style:text-properties fo:font-size="12pt" style:font-size-asian="12pt" style:font-size-complex="12pt" fo:font-weight="bold" style:font-weight-asian="bold" style:font-weight-complex="bold"/>
    </style:style>
    <style:style style:name="T1_17" style:family="text">
      <style:text-properties fo:font-size="12pt" style:font-size-asian="12pt" style:font-size-complex="12pt" fo:font-weight="bold" style:font-weight-asian="bold" style:font-weight-complex="bold"/>
    </style:style>
    <style:style style:name="T1_18" style:family="text">
      <style:text-properties fo:font-size="12pt" style:font-size-asian="12pt" style:font-size-complex="12pt" fo:font-weight="bold" style:font-weight-asian="bold" style:font-weight-complex="bold"/>
    </style:style>
    <style:style style:name="T1_19" style:family="text">
      <style:text-properties fo:font-size="12pt" style:font-size-asian="12pt" style:font-size-complex="12pt" fo:font-weight="bold" style:font-weight-asian="bold" style:font-weight-complex="bold"/>
    </style:style>
    <style:style style:name="T1_20" style:family="text">
      <style:text-properties fo:font-size="12pt" style:font-size-asian="12pt" style:font-size-complex="12pt" fo:font-weight="bold" style:font-weight-asian="bold" style:font-weight-complex="bold"/>
    </style:style>
    <style:style style:name="T1_21" style:family="text">
      <style:text-properties fo:font-size="12pt" style:font-size-asian="12pt" style:font-size-complex="12pt" fo:font-weight="bold" style:font-weight-asian="bold" style:font-weight-complex="bold"/>
    </style:style>
    <style:style style:name="T1_22" style:family="text">
      <style:text-properties fo:font-size="12pt" style:font-size-asian="12pt" style:font-size-complex="12pt" fo:font-weight="bold" style:font-weight-asian="bold" style:font-weight-complex="bold"/>
    </style:style>
    <style:style style:name="T1_23" style:family="tex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text-align="right"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text-indent="1.27cm" fo:line-height="115%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break-before="auto" fo:text-indent="1.27cm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break-before="auto" fo:text-indent="0cm" fo:line-height="115%" fo:margin-left="0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break-before="auto" fo:text-indent="0cm" fo:line-height="115%" fo:margin-left="0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break-before="auto" fo:text-indent="0cm" fo:line-height="115%" fo:margin-left="0cm" style:writing-mode="lr-tb"/>
    </style:style>
    <style:style style:name="T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break-before="auto" fo:text-indent="0cm" fo:line-height="115%" fo:margin-left="0cm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break-before="auto" fo:text-indent="1.27cm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Pliego</text:span><text:span text:style-name="T1_2"><text:s/></text:span><text:span text:style-name="T1_3">licitatorio</text:span><text:span text:style-name="T1_4"><text:s/></text:span><text:span text:style-name="T1_5">para</text:span><text:span text:style-name="T1_6"><text:s/></text:span><text:span text:style-name="T1_7">armado</text:span><text:span text:style-name="T1_8"><text:s/></text:span><text:span text:style-name="T1_9">de</text:span><text:span text:style-name="T1_10"><text:s/></text:span><text:span text:style-name="T1_11">una</text:span><text:span text:style-name="T1_12"><text:s/></text:span><text:span text:style-name="T1_13">red</text:span><text:span text:style-name="T1_14"><text:s/></text:span><text:span text:style-name="T1_15">de</text:span><text:span text:style-name="T1_16"><text:s/></text:span><text:span text:style-name="T1_17">sensores</text:span><text:span text:style-name="T1_18"><text:s/></text:span><text:span text:style-name="T1_19">para</text:span><text:span text:style-name="T1_20"><text:s/></text:span><text:span text:style-name="T1_21">alerta</text:span><text:span text:style-name="T1_22"><text:s/></text:span><text:span text:style-name="T1_23">temprana</text:span></text:p>
      <text:p text:style-name="P2"><text:span text:style-name="T2_1">Valor</text:span><text:span text:style-name="T2_2"><text:s/></text:span><text:span text:style-name="T2_3">del</text:span><text:span text:style-name="T2_4"><text:s/></text:span><text:span text:style-name="T2_5">pliego</text:span><text:span text:style-name="T2_6">:<text:s/>$<text:s/>500,00<text:s/>(</text:span><text:span text:style-name="T2_7">pesos</text:span><text:span text:style-name="T2_8"><text:s/></text:span><text:span text:style-name="T2_9">quinientos</text:span><text:span text:style-name="T2_10">)</text:span></text:p>
      <text:p text:style-name="P3"/>
      <text:p text:style-name="P4"><text:span text:style-name="T4_1">I</text:span><text:span text:style-name="T4_2">)<text:s/></text:span><text:span text:style-name="T4_3">FECHA</text:span><text:span text:style-name="T4_4"><text:s/></text:span><text:span text:style-name="T4_5">DE</text:span><text:span text:style-name="T4_6"><text:s/></text:span><text:span text:style-name="T4_7">APERTURA</text:span><text:span text:style-name="T4_8"><text:s/></text:span><text:span text:style-name="T4_9">DE</text:span><text:span text:style-name="T4_10"><text:s/></text:span><text:span text:style-name="T4_11">SOBRES</text:span><text:span text:style-name="T4_12">:<text:s/></text:span><text:span text:style-name="T4_13">día</text:span><text:span text:style-name="T4_14"><text:s/>18<text:s/></text:span><text:span text:style-name="T4_15">de</text:span><text:span text:style-name="T4_16"><text:s/></text:span><text:span text:style-name="T4_17">noviembre</text:span><text:span text:style-name="T4_18"><text:s/></text:span><text:span text:style-name="T4_19">de</text:span><text:span text:style-name="T4_20"><text:s/>2015</text:span></text:p>
      <text:p text:style-name="P5"/>
      <text:p text:style-name="P6"><text:span text:style-name="T6_1">II</text:span><text:span text:style-name="T6_2">)<text:s/></text:span><text:span text:style-name="T6_3">LUGAR</text:span><text:span text:style-name="T6_4"><text:s/></text:span><text:span text:style-name="T6_5">DE</text:span><text:span text:style-name="T6_6"><text:s/></text:span><text:span text:style-name="T6_7">PRESENTACIÓN</text:span><text:span text:style-name="T6_8">:<text:s/></text:span><text:span text:style-name="T6_9">en</text:span><text:span text:style-name="T6_10"><text:s/></text:span><text:span text:style-name="T6_11">sobre</text:span><text:span text:style-name="T6_12"><text:s/></text:span><text:span text:style-name="T6_13">cerrado</text:span><text:span text:style-name="T6_14">,<text:s/></text:span><text:span text:style-name="T6_15">se</text:span><text:span text:style-name="T6_16"><text:s/></text:span><text:span text:style-name="T6_17">presentarán</text:span><text:span text:style-name="T6_18"><text:s/></text:span><text:span text:style-name="T6_19">antes</text:span><text:span text:style-name="T6_20"><text:s/></text:span><text:span text:style-name="T6_21">del</text:span><text:span text:style-name="T6_22"><text:s/></text:span><text:span text:style-name="T6_23">término</text:span><text:span text:style-name="T6_24"><text:s/></text:span><text:span text:style-name="T6_25">fijado</text:span><text:span text:style-name="T6_26"><text:s/></text:span><text:span text:style-name="T6_27">en</text:span><text:span text:style-name="T6_28"><text:s/></text:span><text:span text:style-name="T6_29">la</text:span><text:span text:style-name="T6_30"><text:s/></text:span><text:span text:style-name="T6_31">Universidad</text:span><text:span text:style-name="T6_32"><text:s/></text:span><text:span text:style-name="T6_33">de</text:span><text:span text:style-name="T6_34"><text:s/></text:span><text:span text:style-name="T6_35">Buenos</text:span><text:span text:style-name="T6_36"><text:s/></text:span><text:span text:style-name="T6_37">Aires</text:span><text:span text:style-name="T6_38">,<text:s text:c="2"/></text:span><text:span text:style-name="T6_39">ubicada</text:span><text:span text:style-name="T6_40"><text:s/></text:span><text:span text:style-name="T6_41">en</text:span><text:span text:style-name="T6_42"><text:s/></text:span><text:span text:style-name="T6_43">la</text:span><text:span text:style-name="T6_44"><text:s/></text:span><text:span text:style-name="T6_45">calle</text:span><text:span text:style-name="T6_46"><text:s/></text:span><text:span text:style-name="T6_47">Paseo</text:span><text:span text:style-name="T6_48"><text:s/></text:span><text:span text:style-name="T6_49">Colón</text:span><text:span text:style-name="T6_50"><text:s/>850<text:s/></text:span><text:span text:style-name="T6_51">de</text:span><text:span text:style-name="T6_52"><text:s/></text:span><text:span text:style-name="T6_53">la</text:span><text:span text:style-name="T6_54"><text:s/></text:span><text:span text:style-name="T6_55">Ciudad</text:span><text:span text:style-name="T6_56"><text:s/></text:span><text:span text:style-name="T6_57">Autónoma</text:span><text:span text:style-name="T6_58"><text:s/></text:span><text:span text:style-name="T6_59">de</text:span><text:span text:style-name="T6_60"><text:s/></text:span><text:span text:style-name="T6_61">Buenos</text:span><text:span text:style-name="T6_62"><text:s/></text:span><text:span text:style-name="T6_63">Aires</text:span><text:span text:style-name="T6_64">.<text:s/></text:span><text:span text:style-name="T6_65">En</text:span><text:span text:style-name="T6_66"><text:s/></text:span><text:span text:style-name="T6_67">horario</text:span><text:span text:style-name="T6_68"><text:s/></text:span><text:span text:style-name="T6_69">de</text:span><text:span text:style-name="T6_70"><text:s/>15<text:s/></text:span><text:span text:style-name="T6_71">a</text:span><text:span text:style-name="T6_72"><text:s/>16<text:s/></text:span><text:span text:style-name="T6_73">hs</text:span><text:span text:style-name="T6_74">.</text:span></text:p>
      <text:p text:style-name="P7"/>
      <text:p text:style-name="P8"><text:span text:style-name="T8_1">III</text:span><text:span text:style-name="T8_2">)<text:s/></text:span><text:span text:style-name="T8_3">DISPOSICIONES</text:span><text:span text:style-name="T8_4"><text:s/></text:span><text:span text:style-name="T8_5">GENERALES</text:span><text:span text:style-name="T8_6">:</text:span></text:p>
      <text:p text:style-name="P9"><text:span text:style-name="T9_1">PLAZO</text:span><text:span text:style-name="T9_2"><text:s/></text:span><text:span text:style-name="T9_3">DE</text:span><text:span text:style-name="T9_4"><text:s/></text:span><text:span text:style-name="T9_5">LA</text:span><text:span text:style-name="T9_6"><text:s/></text:span><text:span text:style-name="T9_7">OFERTA</text:span><text:span text:style-name="T9_8">:<text:s/></text:span><text:span text:style-name="T9_9">la</text:span><text:span text:style-name="T9_10"><text:s/></text:span><text:span text:style-name="T9_11">oferta</text:span><text:span text:style-name="T9_12"><text:s/></text:span><text:span text:style-name="T9_13">deberá</text:span><text:span text:style-name="T9_14"><text:s/></text:span><text:span text:style-name="T9_15">ser</text:span><text:span text:style-name="T9_16"><text:s/></text:span><text:span text:style-name="T9_17">mantenida</text:span><text:span text:style-name="T9_18"><text:s/></text:span><text:span text:style-name="T9_19">durante</text:span><text:span text:style-name="T9_20"><text:s/></text:span><text:span text:style-name="T9_21">el</text:span><text:span text:style-name="T9_22"><text:s/></text:span><text:span text:style-name="T9_23">plazo</text:span><text:span text:style-name="T9_24"><text:s/></text:span><text:span text:style-name="T9_25">de</text:span><text:span text:style-name="T9_26"><text:s/></text:span><text:span text:style-name="T9_27">diez</text:span><text:span text:style-name="T9_28"><text:s/></text:span><text:span text:style-name="T9_29">días</text:span><text:span text:style-name="T9_30"><text:s/>(10)<text:s/></text:span><text:span text:style-name="T9_31">hábiles</text:span><text:span text:style-name="T9_32">.</text:span></text:p>
      <text:p text:style-name="P10"><text:span text:style-name="T10_1">PLAZO</text:span><text:span text:style-name="T10_2"><text:s/></text:span><text:span text:style-name="T10_3">DEL</text:span><text:span text:style-name="T10_4"><text:s/></text:span><text:span text:style-name="T10_5">CONTRATO</text:span><text:span text:style-name="T10_6">:<text:s/></text:span><text:span text:style-name="T10_7">el</text:span><text:span text:style-name="T10_8"><text:s/></text:span><text:span text:style-name="T10_9">plazo</text:span><text:span text:style-name="T10_10"><text:s/></text:span><text:span text:style-name="T10_11">de</text:span><text:span text:style-name="T10_12"><text:s/></text:span><text:span text:style-name="T10_13">vigencia</text:span><text:span text:style-name="T10_14"><text:s/></text:span><text:span text:style-name="T10_15">del</text:span><text:span text:style-name="T10_16"><text:s/></text:span><text:span text:style-name="T10_17">contrato</text:span><text:span text:style-name="T10_18"><text:s/></text:span><text:span text:style-name="T10_19">comenzará</text:span><text:span text:style-name="T10_20"><text:s/></text:span><text:span text:style-name="T10_21">a</text:span><text:span text:style-name="T10_22"><text:s/></text:span><text:span text:style-name="T10_23">regir</text:span><text:span text:style-name="T10_24"><text:s/></text:span><text:span text:style-name="T10_25">a</text:span><text:span text:style-name="T10_26"><text:s/></text:span><text:span text:style-name="T10_27">partir</text:span><text:span text:style-name="T10_28"><text:s/></text:span><text:span text:style-name="T10_29">de</text:span><text:span text:style-name="T10_30"><text:s/></text:span><text:span text:style-name="T10_31">la</text:span><text:span text:style-name="T10_32"><text:s/></text:span><text:span text:style-name="T10_33">firma</text:span><text:span text:style-name="T10_34"><text:s/></text:span><text:span text:style-name="T10_35">del</text:span><text:span text:style-name="T10_36"><text:s/></text:span><text:span text:style-name="T10_37">contrato</text:span><text:span text:style-name="T10_38"><text:s/></text:span><text:span text:style-name="T10_39">con</text:span><text:span text:style-name="T10_40"><text:s/></text:span><text:span text:style-name="T10_41">una</text:span><text:span text:style-name="T10_42"><text:s/></text:span><text:span text:style-name="T10_43">vigencia</text:span><text:span text:style-name="T10_44"><text:s/></text:span><text:span text:style-name="T10_45">de</text:span><text:span text:style-name="T10_46"><text:s/></text:span><text:span text:style-name="T10_47">seis</text:span><text:span text:style-name="T10_48"><text:s/>(6)<text:s/></text:span><text:span text:style-name="T10_49">meses</text:span><text:span text:style-name="T10_50">.</text:span></text:p>
      <text:p text:style-name="P11"><text:span text:style-name="T11_1">RESCISIÓN</text:span><text:span text:style-name="T11_2">:<text:s/></text:span><text:span text:style-name="T11_3">incumplidas</text:span><text:span text:style-name="T11_4"><text:s/></text:span><text:span text:style-name="T11_5">las</text:span><text:span text:style-name="T11_6"><text:s/></text:span><text:span text:style-name="T11_7">obligaciones</text:span><text:span text:style-name="T11_8"><text:s/></text:span><text:span text:style-name="T11_9">pactadas</text:span><text:span text:style-name="T11_10"><text:s/></text:span><text:span text:style-name="T11_11">o</text:span><text:span text:style-name="T11_12"><text:s/></text:span><text:span text:style-name="T11_13">leyes</text:span><text:span text:style-name="T11_14"><text:s/></text:span><text:span text:style-name="T11_15">civiles</text:span><text:span text:style-name="T11_16">,<text:s/></text:span><text:span text:style-name="T11_17">será</text:span><text:span text:style-name="T11_18"><text:s/></text:span><text:span text:style-name="T11_19">rescindido</text:span><text:span text:style-name="T11_20"><text:s/></text:span><text:span text:style-name="T11_21">el</text:span><text:span text:style-name="T11_22"><text:s/></text:span><text:span text:style-name="T11_23">contrato</text:span><text:span text:style-name="T11_24"><text:s/></text:span><text:span text:style-name="T11_25">por</text:span><text:span text:style-name="T11_26"><text:s/></text:span><text:span text:style-name="T11_27">culpa</text:span><text:span text:style-name="T11_28"><text:s/></text:span><text:span text:style-name="T11_29">exclusiva</text:span><text:span text:style-name="T11_30"><text:s/></text:span><text:span text:style-name="T11_31">del</text:span><text:span text:style-name="T11_32"><text:s/></text:span><text:span text:style-name="T11_33">contratado</text:span><text:span text:style-name="T11_34">.<text:s/></text:span><text:span text:style-name="T11_35">Se</text:span><text:span text:style-name="T11_36"><text:s/></text:span><text:span text:style-name="T11_37">accionará</text:span><text:span text:style-name="T11_38"><text:s/></text:span><text:span text:style-name="T11_39">judicialmente</text:span><text:span text:style-name="T11_40"><text:s/></text:span><text:span text:style-name="T11_41">por</text:span><text:span text:style-name="T11_42"><text:s/></text:span><text:span text:style-name="T11_43">cobro</text:span><text:span text:style-name="T11_44"><text:s/></text:span><text:span text:style-name="T11_45">de</text:span><text:span text:style-name="T11_46"><text:s/></text:span><text:span text:style-name="T11_47">deudas</text:span><text:span text:style-name="T11_48">,<text:s/></text:span><text:span text:style-name="T11_49">intereses</text:span><text:span text:style-name="T11_50"><text:s/></text:span><text:span text:style-name="T11_51">e</text:span><text:span text:style-name="T11_52"><text:s/></text:span><text:span text:style-name="T11_53">indemnizaciones</text:span><text:span text:style-name="T11_54">.</text:span></text:p>
      <text:p text:style-name="P12"/>
      <text:p text:style-name="P13"><text:span text:style-name="T13_1">IV</text:span><text:span text:style-name="T13_2">)<text:s/></text:span><text:span text:style-name="T13_3">CONDICIONES</text:span><text:span text:style-name="T13_4"><text:s/></text:span><text:span text:style-name="T13_5">A</text:span><text:span text:style-name="T13_6"><text:s/></text:span><text:span text:style-name="T13_7">CUMPLIR</text:span><text:span text:style-name="T13_8">:</text:span></text:p>
      <text:p text:style-name="P14"><text:span text:style-name="T14_1"><text:tab/></text:span><text:span text:style-name="T14_2">SENSADO</text:span><text:span text:style-name="T14_3">:<text:s/></text:span><text:span text:style-name="T14_4">el</text:span><text:span text:style-name="T14_5"><text:s/></text:span><text:span text:style-name="T14_6">sistema</text:span><text:span text:style-name="T14_7"><text:s/></text:span><text:span text:style-name="T14_8">propuesto</text:span><text:span text:style-name="T14_9"><text:s/></text:span><text:span text:style-name="T14_10">deberá</text:span><text:span text:style-name="T14_11"><text:s/></text:span><text:span text:style-name="T14_12">ser</text:span><text:span text:style-name="T14_13"><text:s/></text:span><text:span text:style-name="T14_14">capaz</text:span><text:span text:style-name="T14_15"><text:s/></text:span><text:span text:style-name="T14_16">de</text:span><text:span text:style-name="T14_17"><text:s/></text:span><text:span text:style-name="T14_18">distinguir</text:span><text:span text:style-name="T14_19"><text:s/></text:span><text:span text:style-name="T14_20">entre</text:span><text:span text:style-name="T14_21"><text:s/></text:span><text:span text:style-name="T14_22">dos</text:span><text:span text:style-name="T14_23"><text:s/></text:span><text:span text:style-name="T14_24">niveles</text:span><text:span text:style-name="T14_25"><text:s/></text:span><text:span text:style-name="T14_26">de</text:span><text:span text:style-name="T14_27"><text:s/></text:span><text:span text:style-name="T14_28">altura</text:span><text:span text:style-name="T14_29"><text:s/></text:span><text:span text:style-name="T14_30">de</text:span><text:span text:style-name="T14_31"><text:s/></text:span><text:span text:style-name="T14_32">la</text:span><text:span text:style-name="T14_33"><text:s/></text:span><text:span text:style-name="T14_34">columna</text:span><text:span text:style-name="T14_35"><text:s/></text:span><text:span text:style-name="T14_36">de</text:span><text:span text:style-name="T14_37"><text:s/></text:span><text:span text:style-name="T14_38">agua</text:span><text:span text:style-name="T14_39">.<text:s/></text:span><text:span text:style-name="T14_40">Dichos</text:span><text:span text:style-name="T14_41"><text:s/></text:span><text:span text:style-name="T14_42">niveles</text:span><text:span text:style-name="T14_43"><text:s/></text:span><text:span text:style-name="T14_44">podrán</text:span><text:span text:style-name="T14_45"><text:s/></text:span><text:span text:style-name="T14_46">tener</text:span><text:span text:style-name="T14_47"><text:s/></text:span><text:span text:style-name="T14_48">una</text:span><text:span text:style-name="T14_49"><text:s/></text:span><text:span text:style-name="T14_50">diferencia</text:span><text:span text:style-name="T14_51"><text:s/></text:span><text:span text:style-name="T14_52">de</text:span><text:span text:style-name="T14_53"><text:s/></text:span><text:span text:style-name="T14_54">más</text:span><text:span text:style-name="T14_55"><text:s/></text:span><text:span text:style-name="T14_56">de</text:span><text:span text:style-name="T14_57"><text:s/>1<text:s/></text:span><text:span text:style-name="T14_58">metro</text:span><text:span text:style-name="T14_59"><text:s/></text:span><text:span text:style-name="T14_60">entre</text:span><text:span text:style-name="T14_61"><text:s/></text:span><text:span text:style-name="T14_62">ellos</text:span><text:span text:style-name="T14_63">.</text:span></text:p>
      <text:p text:style-name="P15"><text:span text:style-name="T15_1"><text:tab/></text:span><text:span text:style-name="T15_2">TRANSMISIÓN</text:span><text:span text:style-name="T15_3"><text:s/></text:span><text:span text:style-name="T15_4">DE</text:span><text:span text:style-name="T15_5"><text:s/></text:span><text:span text:style-name="T15_6">DATOS</text:span><text:span text:style-name="T15_7">:<text:s/></text:span><text:span text:style-name="T15_8">será</text:span><text:span text:style-name="T15_9"><text:s/></text:span><text:span text:style-name="T15_10">necesario</text:span><text:span text:style-name="T15_11"><text:s/></text:span><text:span text:style-name="T15_12">planificar</text:span><text:span text:style-name="T15_13"><text:s/></text:span><text:span text:style-name="T15_14">el</text:span><text:span text:style-name="T15_15"><text:s/></text:span><text:span text:style-name="T15_16">envío</text:span><text:span text:style-name="T15_17"><text:s/></text:span><text:span text:style-name="T15_18">de</text:span><text:span text:style-name="T15_19"><text:s/></text:span><text:span text:style-name="T15_20">datos</text:span><text:span text:style-name="T15_21"><text:s/></text:span><text:span text:style-name="T15_22">a</text:span><text:span text:style-name="T15_23"><text:s/></text:span><text:span text:style-name="T15_24">una</text:span><text:span text:style-name="T15_25"><text:s/></text:span><text:span text:style-name="T15_26">central</text:span><text:span text:style-name="T15_27"><text:s/></text:span><text:span text:style-name="T15_28">general</text:span><text:span text:style-name="T15_29"><text:s/></text:span><text:span text:style-name="T15_30">situada</text:span><text:span text:style-name="T15_31"><text:s/></text:span><text:span text:style-name="T15_32">a</text:span><text:span text:style-name="T15_33"><text:s/></text:span><text:span text:style-name="T15_34">una</text:span><text:span text:style-name="T15_35"><text:s/></text:span><text:span text:style-name="T15_36">distancia</text:span><text:span text:style-name="T15_37"><text:s/></text:span><text:span text:style-name="T15_38">variable</text:span><text:span text:style-name="T15_39"><text:s/></text:span><text:span text:style-name="T15_40">entre</text:span><text:span text:style-name="T15_41"><text:s/>10<text:s/></text:span><text:span text:style-name="T15_42">y</text:span><text:span text:style-name="T15_43"><text:s/>20<text:s/></text:span><text:span text:style-name="T15_44">kilómetros</text:span><text:span text:style-name="T15_45">,<text:s/></text:span><text:span text:style-name="T15_46">para</text:span><text:span text:style-name="T15_47"><text:s/></text:span><text:span text:style-name="T15_48">el</text:span><text:span text:style-name="T15_49"><text:s/></text:span><text:span text:style-name="T15_50">análisis</text:span><text:span text:style-name="T15_51"><text:s/></text:span><text:span text:style-name="T15_52">de</text:span><text:span text:style-name="T15_53"><text:s/></text:span><text:span text:style-name="T15_54">los</text:span><text:span text:style-name="T15_55"><text:s/></text:span><text:span text:style-name="T15_56">mismos</text:span><text:span text:style-name="T15_57">.</text:span></text:p>
      <text:p text:style-name="P16"><text:span text:style-name="T16_1"><text:tab/></text:span><text:span text:style-name="T16_2">ALIMENTACIÓN</text:span><text:span text:style-name="T16_3">:<text:s/></text:span><text:span text:style-name="T16_4">se</text:span><text:span text:style-name="T16_5"><text:s/></text:span><text:span text:style-name="T16_6">deberá</text:span><text:span text:style-name="T16_7"><text:s/></text:span><text:span text:style-name="T16_8">contar</text:span><text:span text:style-name="T16_9"><text:s/></text:span><text:span text:style-name="T16_10">con</text:span><text:span text:style-name="T16_11"><text:s/></text:span><text:span text:style-name="T16_12">un</text:span><text:span text:style-name="T16_13"><text:s/></text:span><text:span text:style-name="T16_14">sistema</text:span><text:span text:style-name="T16_15"><text:s/></text:span><text:span text:style-name="T16_16">de</text:span><text:span text:style-name="T16_17"><text:s/></text:span><text:span text:style-name="T16_18">alimentación</text:span><text:span text:style-name="T16_19"><text:s/></text:span><text:span text:style-name="T16_20">independiente</text:span><text:span text:style-name="T16_21"><text:s/></text:span><text:span text:style-name="T16_22">para</text:span><text:span text:style-name="T16_23"><text:s/></text:span><text:span text:style-name="T16_24">abastecer</text:span><text:span text:style-name="T16_25"><text:s/></text:span><text:span text:style-name="T16_26">el</text:span><text:span text:style-name="T16_27"><text:s/></text:span><text:span text:style-name="T16_28">dispositivo</text:span><text:span text:style-name="T16_29">,<text:s/></text:span><text:span text:style-name="T16_30">que</text:span><text:span text:style-name="T16_31"><text:s/></text:span><text:span text:style-name="T16_32">pueda</text:span><text:span text:style-name="T16_33"><text:s/></text:span><text:span text:style-name="T16_34">mantener</text:span><text:span text:style-name="T16_35"><text:s/></text:span><text:span text:style-name="T16_36">el</text:span><text:span text:style-name="T16_37"><text:s/></text:span><text:span text:style-name="T16_38">aparato</text:span><text:span text:style-name="T16_39"><text:s/></text:span><text:span text:style-name="T16_40">en</text:span><text:span text:style-name="T16_41"><text:s/></text:span><text:span text:style-name="T16_42">funcionamiento</text:span><text:span text:style-name="T16_43"><text:s/></text:span><text:span text:style-name="T16_44">frente</text:span><text:span text:style-name="T16_45"><text:s/></text:span><text:span text:style-name="T16_46">a</text:span><text:span text:style-name="T16_47"><text:s/></text:span><text:span text:style-name="T16_48">un</text:span><text:span text:style-name="T16_49"><text:s/></text:span><text:span text:style-name="T16_50">eventual</text:span><text:span text:style-name="T16_51"><text:s/></text:span><text:span text:style-name="T16_52">corte</text:span><text:span text:style-name="T16_53"><text:s/></text:span><text:span text:style-name="T16_54">de</text:span><text:span text:style-name="T16_55"><text:s/></text:span><text:span text:style-name="T16_56">energía</text:span><text:span text:style-name="T16_57">,<text:s/></text:span><text:span text:style-name="T16_58">por</text:span><text:span text:style-name="T16_59"><text:s/></text:span><text:span text:style-name="T16_60">al</text:span><text:span text:style-name="T16_61"><text:s/></text:span><text:span text:style-name="T16_62">menos</text:span><text:span text:style-name="T16_63"><text:s/>24<text:s/></text:span><text:span text:style-name="T16_64">horas</text:span><text:span text:style-name="T16_65">.</text:span></text:p>
      <text:p text:style-name="P17"><text:span text:style-name="T17_1"><text:tab/></text:span><text:span text:style-name="T17_2">ESTABILIZACIÓN</text:span><text:span text:style-name="T17_3"><text:s/></text:span><text:span text:style-name="T17_4">DEL</text:span><text:span text:style-name="T17_5"><text:s/></text:span><text:span text:style-name="T17_6">NIVEL</text:span><text:span text:style-name="T17_7">:<text:s/></text:span><text:span text:style-name="T17_8">se</text:span><text:span text:style-name="T17_9"><text:s/></text:span><text:span text:style-name="T17_10">deberá</text:span><text:span text:style-name="T17_11"><text:s/></text:span><text:span text:style-name="T17_12">planificar</text:span><text:span text:style-name="T17_13"><text:s/></text:span><text:span text:style-name="T17_14">el</text:span><text:span text:style-name="T17_15"><text:s/></text:span><text:span text:style-name="T17_16">algoritmo</text:span><text:span text:style-name="T17_17"><text:s/></text:span><text:span text:style-name="T17_18">de</text:span><text:span text:style-name="T17_19"><text:s/></text:span><text:span text:style-name="T17_20">control</text:span><text:span text:style-name="T17_21"><text:s/></text:span><text:span text:style-name="T17_22">para</text:span><text:span text:style-name="T17_23"><text:s/></text:span><text:span text:style-name="T17_24">la</text:span><text:span text:style-name="T17_25"><text:s/></text:span><text:span text:style-name="T17_26">extracción</text:span><text:span text:style-name="T17_27"><text:s/></text:span><text:span text:style-name="T17_28">de</text:span><text:span text:style-name="T17_29"><text:s/></text:span><text:span text:style-name="T17_30">agua</text:span><text:span text:style-name="T17_31"><text:s/></text:span><text:span text:style-name="T17_32">de</text:span><text:span text:style-name="T17_33"><text:s/></text:span><text:span text:style-name="T17_34">la</text:span><text:span text:style-name="T17_35"><text:s/></text:span><text:span text:style-name="T17_36">cámara</text:span><text:span text:style-name="T17_37"><text:s/></text:span><text:span text:style-name="T17_38">subterranea</text:span><text:span text:style-name="T17_39"><text:s/></text:span><text:span text:style-name="T17_40">cuando</text:span><text:span text:style-name="T17_41"><text:s/></text:span><text:span text:style-name="T17_42">sea</text:span><text:span text:style-name="T17_43"><text:s/></text:span><text:span text:style-name="T17_44">necesario</text:span><text:span text:style-name="T17_45">,<text:s/></text:span><text:span text:style-name="T17_46">de</text:span><text:span text:style-name="T17_47"><text:s/></text:span><text:span text:style-name="T17_48">manera</text:span><text:span text:style-name="T17_49"><text:s/></text:span><text:span text:style-name="T17_50">tal</text:span><text:span text:style-name="T17_51"><text:s/></text:span><text:span text:style-name="T17_52">que</text:span><text:span text:style-name="T17_53"><text:s/></text:span><text:span text:style-name="T17_54">el</text:span><text:span text:style-name="T17_55"><text:s/></text:span><text:span text:style-name="T17_56">nivel</text:span><text:span text:style-name="T17_57"><text:s/></text:span><text:span text:style-name="T17_58">en</text:span><text:span text:style-name="T17_59"><text:s/></text:span><text:span text:style-name="T17_60">la</text:span><text:span text:style-name="T17_61"><text:s/></text:span><text:span text:style-name="T17_62">misma</text:span><text:span text:style-name="T17_63"><text:s/></text:span><text:span text:style-name="T17_64">permanezca</text:span><text:span text:style-name="T17_65"><text:s/></text:span><text:span text:style-name="T17_66">entre</text:span><text:span text:style-name="T17_67"><text:s/></text:span><text:span text:style-name="T17_68">dos</text:span><text:span text:style-name="T17_69"><text:s/></text:span><text:span text:style-name="T17_70">valores</text:span><text:span text:style-name="T17_71"><text:s/></text:span><text:span text:style-name="T17_72">prefijados</text:span><text:span text:style-name="T17_73">.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